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425" officeooo:paragraph-rsid="001c1ae0"/>
    </style:style>
    <style:style style:name="T1" style:family="text">
      <style:text-properties officeooo:rsid="001b61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etwork inference was performed separately on cases and controls with the differences in edgeweights between transcription factors and all other genes compared across independent studies. <text:s/>We</text:span> found weak or non-existent <text:span text:style-name="T1">correlation</text:span> between <text:span text:style-name="T1">the inferred edgeweight differences</text:span>. <text:s/><text:span text:style-name="T1">Edgeweight differences in each of the four studies were poor predictors of edgeweight differences in other studies. <text:s/>This lack of concordance was found across numerous commonly used network inference methods, including Weighted Gene Co-expression Network Analysis (r=0.039), Context Likelihood of Relatedness (r=), ARACNE (r=) as well as our approach (r=0.039) [see supplementary results]. <text:s/>This is unsurprising given the difficulty in inferring individual edges in the presence of heterogeneous phenotypic states, technical and biological noise with a limited number of samples. The failure to replicate edgeweight differences in independent datasets is evidence that we need to rethink how we model network state transitions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9:55:02.247644603</meta:creation-date>
    <dc:date>2016-02-29T08:26:35.874590711</dc:date>
    <meta:editing-duration>PT11H12M42S</meta:editing-duration>
    <meta:editing-cycles>1</meta:editing-cycles>
    <meta:document-statistic meta:table-count="0" meta:image-count="0" meta:object-count="0" meta:page-count="1" meta:paragraph-count="1" meta:word-count="138" meta:character-count="1006" meta:non-whitespace-character-count="863"/>
    <meta:generator>LibreOffice/4.2.8.2$Linux_X86_64 LibreOffice_project/420m0$Build-2</meta:generator>
  </office:meta>
</office:document-meta>
</file>